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-Bold" svg:font-family="Calibri-Bold" style:font-family-generic="swiss"/>
    <style:font-face style:name="Wingdings-Regular" svg:font-family="Wingdings-Regular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/>
      <style:text-properties style:font-name="Calibri" style:font-name-asian="Calibri" style:font-name-complex="Calibri" fo:font-size="20pt" style:font-size-asian="20pt" style:font-size-complex="20pt"/>
    </style:style>
    <style:style style:name="P2" style:parent-style-name="Standard" style:family="paragraph">
      <style:paragraph-properties style:text-autospace="none"/>
      <style:text-properties style:font-name="Calibri" style:font-name-asian="Calibri" style:font-name-complex="Calibri" fo:font-size="20pt" style:font-size-asian="20pt" style:font-size-complex="20pt"/>
    </style:style>
    <style:style style:name="P3" style:parent-style-name="Standard" style:family="paragraph">
      <style:paragraph-properties style:text-autospace="none"/>
      <style:text-properties style:font-name="Calibri" style:font-name-asian="Calibri" style:font-name-complex="Calibri" fo:font-size="20pt" style:font-size-asian="20pt" style:font-size-complex="20pt"/>
    </style:style>
    <style:style style:name="P4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7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1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12" style:parent-style-name="Standard" style:family="paragraph">
      <style:paragraph-properties style:text-autospace="none"/>
    </style:style>
    <style:style style:name="T13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14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15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16" style:parent-style-name="Standard" style:family="paragraph">
      <style:paragraph-properties style:text-autospace="none"/>
    </style:style>
    <style:style style:name="T17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18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19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2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2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22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23" style:parent-style-name="Standard" style:family="paragraph">
      <style:paragraph-properties style:text-autospace="none" fo:text-indent="0.4923in"/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24" style:parent-style-name="Standard" style:family="paragraph">
      <style:paragraph-properties style:text-autospace="none" fo:text-indent="0.4923in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25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26" style:parent-style-name="Standard" style:family="paragraph">
      <style:paragraph-properties style:text-autospace="none"/>
    </style:style>
    <style:style style:name="T27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28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T29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T30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31" style:parent-style-name="Standard" style:family="paragraph">
      <style:paragraph-properties style:text-autospace="none"/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32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33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34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37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38" style:parent-style-name="Standard" style:family="paragraph">
      <style:paragraph-properties style:text-autospace="none"/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39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40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41" style:parent-style-name="Standard" style:family="paragraph">
      <style:paragraph-properties style:text-autospace="none"/>
    </style:style>
    <style:style style:name="T42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43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44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4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46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47" style:parent-style-name="Standard" style:family="paragraph">
      <style:paragraph-properties style:text-autospace="none"/>
    </style:style>
    <style:style style:name="T48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49" style:parent-style-name="DefaultParagraphFont" style:family="text">
      <style:text-properties style:font-name="Calibri-Bold" style:font-name-asian="Calibri-Bold" style:font-name-complex="Calibri-Bold" fo:font-style="italic" style:font-style-asian="italic" style:font-style-complex="italic" fo:font-size="11pt" style:font-size-asian="11pt" style:font-size-complex="11pt"/>
    </style:style>
    <style:style style:name="P50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51" style:parent-style-name="Standard" style:family="paragraph">
      <style:paragraph-properties style:text-autospace="none"/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P52" style:parent-style-name="Standard" style:family="paragraph">
      <style:paragraph-properties style:text-autospace="none"/>
    </style:style>
    <style:style style:name="T53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57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58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59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2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3" style:parent-style-name="Standard" style:family="paragraph">
      <style:paragraph-properties style:text-autospace="none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6" style:parent-style-name="Standard" style:family="paragraph">
      <style:paragraph-properties style:text-autospace="none"/>
    </style:style>
    <style:style style:name="T6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8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69" style:parent-style-name="Standard" style:family="paragraph">
      <style:paragraph-properties style:text-autospace="none"/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72" style:parent-style-name="Standard" style:family="paragraph">
      <style:paragraph-properties style:text-autospace="none"/>
    </style:style>
    <style:style style:name="T7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4" style:parent-style-name="Standard" style:family="paragraph">
      <style:paragraph-properties style:text-autospace="none"/>
    </style:style>
    <style:style style:name="T7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6" style:parent-style-name="Standard" style:family="paragraph">
      <style:paragraph-properties style:text-autospace="none"/>
    </style:style>
    <style:style style:name="T7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9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2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3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4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7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8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89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2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3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4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97" style:parent-style-name="Standard" style:family="paragraph">
      <style:paragraph-properties style:text-autospace="none"/>
    </style:style>
    <style:style style:name="T9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9" style:parent-style-name="DefaultParagraphFont" style:family="text">
      <style:text-properties style:font-name="Wingdings-Regular" style:font-name-asian="Wingdings-Regular" style:font-name-complex="Wingdings-Regular" fo:font-size="11pt" style:font-size-asian="11pt" style:font-size-complex="11pt"/>
    </style:style>
    <style:style style:name="T10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02" style:parent-style-name="Standard" style:family="paragraph">
      <style:paragraph-properties style:text-autospace="none"/>
    </style:style>
    <style:style style:name="T10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4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05" style:parent-style-name="Standard" style:family="paragraph">
      <style:paragraph-properties style:text-autospace="none"/>
    </style:style>
    <style:style style:name="T106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10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8" style:parent-style-name="Standard" style:family="paragraph">
      <style:paragraph-properties style:text-autospace="none"/>
    </style:style>
    <style:style style:name="T10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0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11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12" style:parent-style-name="Standard" style:family="paragraph">
      <style:paragraph-properties style:text-autospace="none"/>
    </style:style>
    <style:style style:name="T113" style:parent-style-name="DefaultParagraphFont" style:family="text">
      <style:text-properties style:font-name="Calibri-Bold" style:font-name-asian="Calibri-Bold" style:font-name-complex="Calibri-Bold" fo:font-weight="bold" style:font-weight-asian="bold" style:font-weight-complex="bold" fo:font-size="11pt" style:font-size-asian="11pt" style:font-size-complex="11pt"/>
    </style:style>
    <style:style style:name="T11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5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16" style:parent-style-name="Standard" style:family="paragraph">
      <style:paragraph-properties style:text-autospace="none"/>
      <style:text-properties style:font-name="Calibri" style:font-name-asian="Calibri" style:font-name-complex="Calibri" fo:font-size="11pt" style:font-size-asian="11pt" style:font-size-complex="11pt"/>
    </style:style>
    <style:style style:name="P117" style:parent-style-name="Standard" style:family="paragraph">
      <style:paragraph-properties style:text-autospace="none"/>
    </style:style>
    <style:style style:name="T11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</office:automatic-styles>
  <office:body>
    <office:text text:use-soft-page-breaks="true">
      <text:p text:style-name="P1">CIS 129 – Introduction to Unix</text:p>
      <text:p text:style-name="P2">Terminal Session Requirements</text:p>
      <text:p text:style-name="P3">** Chapter Eleven**</text:p>
      <text:p text:style-name="P4">For this terminal session, you will be compiling several programs, running and capturing the output.</text:p>
      <text:p text:style-name="P5">Please answer the question on this page and include in the uploaded files.</text:p>
      <text:p text:style-name="P6">First create a directory called chapter11. Change into that directory.</text:p>
      <text:p text:style-name="P7">Next, copy the files from /tmp/rjames/chapter11 to your chapter11 directory.</text:p>
      <text:p text:style-name="P8">1) The first source code to compile will be add.c.</text:p>
      <text:p text:style-name="P9">To compile, and use the default output program, run: gcc add.c</text:p>
      <text:p text:style-name="P10">Now run the default program.</text:p>
      <text:p text:style-name="P11">What was the output?</text:p>
      <text:p text:style-name="P12"><text:span text:style-name="T13"><text:tab/></text:span><text:span text:style-name="T14">The output was 0.</text:span></text:p>
      <text:p text:style-name="P15"><text:line-break/>If you run the default program name using the arguments 2 4 6 what is the output?</text:p>
      <text:p text:style-name="P16"><text:span text:style-name="T17"><text:tab/></text:span><text:span text:style-name="T18">12</text:span></text:p>
      <text:p text:style-name="P19"/>
      <text:p text:style-name="P20">2. Now let’s compile the hypotenuse.c source code, using the “c” (gcc) compiler. Use the option to name</text:p>
      <text:p text:style-name="P21">the result executable program “hyp” .</text:p>
      <text:p text:style-name="P22">What command did you use?</text:p>
      <text:p text:style-name="P23">Gcc hypotenuse.c -o hyp</text:p>
      <text:p text:style-name="P24"/>
      <text:p text:style-name="P25">Why do you think you received the errors?</text:p>
      <text:p text:style-name="P26"><text:span text:style-name="T27"><text:tab/></text:span><text:span text:style-name="T28">The program may be written with a language whose s</text:span><text:span text:style-name="T29">yntax is not recognized by the gcc<text:s/></text:span><text:span text:style-name="T30"><text:tab/>compiler.</text:span></text:p>
      <text:p text:style-name="P31"/>
      <text:p text:style-name="P32">Now compile the program using the c plus compiler (g++). Don’t forget to use the option to make the</text:p>
      <text:p text:style-name="P33">executable program “hyp”</text:p>
      <text:p text:style-name="P34">What command did you use?</text:p>
      <text:p text:style-name="P35"><text:span text:style-name="T36"><text:tab/></text:span><text:span text:style-name="T37">G++ hypotenuse.c -o hyp</text:span></text:p>
      <text:p text:style-name="P38"/>
      <text:p text:style-name="P39">Run the hyp command with 2 numeric<text:s/>arguments.</text:p>
      <text:p text:style-name="P40">What command did you use?</text:p>
      <text:p text:style-name="P41"><text:span text:style-name="T42"><text:tab/></text:span><text:span text:style-name="T43">Hyp 2 4</text:span></text:p>
      <text:p text:style-name="P44"/>
      <text:p text:style-name="P45">Now add the tee command to the previous command and save the output to a file named: hyp.output</text:p>
      <text:p text:style-name="P46">What command did you use?</text:p>
      <text:p text:style-name="P47"><text:span text:style-name="T48"><text:tab/></text:span><text:span text:style-name="T49">Hyp 2 4 | tee hyp.output</text:span></text:p>
      <text:p text:style-name="P50"/>
      <text:p text:style-name="P51">upload the file hyp.output</text:p>
      <text:p text:style-name="P52"><text:span text:style-name="T53">3. Let’s automate the compiling<text:s/></text:span><text:span text:style-name="T54">process</text:span><text:span text:style-name="T55">.</text:span></text:p>
      <text:p text:style-name="P56">Make a directory in your chatper11 folder called “auto”</text:p>
      <text:p text:style-name="P57">Change into your “auto” directory.</text:p>
      <text:p text:style-name="P58">Please copy the files from “/tmp/rjames/auto” into this directory.</text:p>
      <text:p text:style-name="P59">First let’s create the file “Makefile” using vi. Put the following information into that<text:s/>file.</text:p>
      <text:p text:style-name="P60">NOTE: the indentation are tabs. You must put the tabs in the indentation.</text:p>
      <text:p text:style-name="P61">all: main</text:p>
      <text:p text:style-name="P62">hello: hello.c</text:p>
      <text:p text:style-name="P63"><text:span text:style-name="T64">gcc ‐o hello hello.c</text:span></text:p>
      <text:p text:style-name="P65">sqroot: sqroot.c</text:p>
      <text:soft-page-break/>
      <text:p text:style-name="P66"><text:span text:style-name="T67">g++ ‐o sqroot sqroot.c</text:span></text:p>
      <text:p text:style-name="P68">hi: hi.cpp</text:p>
      <text:p text:style-name="P69"><text:span text:style-name="T70">g++ ‐o hi hi.cpp</text:span></text:p>
      <text:p text:style-name="P71">main: hello hi sqroot</text:p>
      <text:p text:style-name="P72"><text:span text:style-name="T73">gcc ‐o hello hello.c</text:span></text:p>
      <text:p text:style-name="P74"><text:span text:style-name="T75">g++ ‐o hi hi.cpp</text:span></text:p>
      <text:p text:style-name="P76"><text:span text:style-name="T77">g+</text:span><text:span text:style-name="T78">+ ‐o sqroot sqroot.c</text:span></text:p>
      <text:p text:style-name="P79">clean:</text:p>
      <text:p text:style-name="P80">rm hello</text:p>
      <text:p text:style-name="P81">rm hi</text:p>
      <text:p text:style-name="P82">rm sqroot</text:p>
      <text:p text:style-name="P83">Now let’s test out our automated compiling project.</text:p>
      <text:p text:style-name="P84">Anytime you see something with a colon next to it, it’s a tag within the program.</text:p>
      <text:p text:style-name="P85">You should see several tags:</text:p>
      <text:p text:style-name="P86">all:</text:p>
      <text:p text:style-name="P87">hello:</text:p>
      <text:p text:style-name="P88">sqroot:</text:p>
      <text:p text:style-name="P89">hi:</text:p>
      <text:p text:style-name="P90">main:</text:p>
      <text:p text:style-name="P91">clean:</text:p>
      <text:p text:style-name="P92">The<text:s/>“all:” area is a tag that will tell the “make” program to compile all of the programs. You can follow</text:p>
      <text:p text:style-name="P93">the internal “tags” as the program does its work.</text:p>
      <text:p text:style-name="P94">At the command line, RUN: make all</text:p>
      <text:p text:style-name="P95">First, make will find the tag “all” and move about the file,<text:s/>following the internal tags. The way the file is</text:p>
      <text:p text:style-name="P96">written you can see that it will go from:</text:p>
      <text:p text:style-name="P97"><text:span text:style-name="T98">all: to “main”<text:s/></text:span><text:span text:style-name="T99"><text:s/></text:span><text:span text:style-name="T100">then it will compile “hello” then “hi” then “sqroot”</text:span></text:p>
      <text:p text:style-name="P101">Subsequently, all programs will be compiled automatically.</text:p>
      <text:p text:style-name="P102"><text:span text:style-name="T103">From the command line, RUN: ls ‐l</text:span></text:p>
      <text:p text:style-name="P104">You can see all of the compiled programs in green.</text:p>
      <text:p text:style-name="P105"><text:span text:style-name="T106">Now run the command</text:span><text:span text:style-name="T107">: make clean</text:span></text:p>
      <text:p text:style-name="P108"><text:span text:style-name="T109">If you do another: “ls ‐l” you can see that all of the programs have been removed; the purpose of the</text:span></text:p>
      <text:p text:style-name="P110">clean process.</text:p>
      <text:p text:style-name="P111">You could compile each of the program separately, by utilizing the tags individually.</text:p>
      <text:p text:style-name="P112"><text:span text:style-name="T113">For example, RUN</text:span><text:span text:style-name="T114">: make hello</text:span></text:p>
      <text:p text:style-name="P115">Run the “ls –l” command again. You can see the executable “hello” in green. You can do the same for</text:p>
      <text:p text:style-name="P116">each of the other programs.</text:p>
      <text:p text:style-name="P117"><text:span text:style-name="T118">Please upload your Makefile and hyp.output files, don’t forget to put y</text:span><text:span text:style-name="T119">our name within each fil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-Bold" svg:font-family="Calibri-Bold" style:font-family-generic="swiss"/>
    <style:font-face style:name="Wingdings-Regular" svg:font-family="Wingdings-Regular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l Jahaf</dc:creator>
    <meta:creation-date>2016-03-31T18:51:00Z</meta:creation-date>
    <dc:date>2016-04-15T01:14:00Z</dc:date>
    <meta:template xlink:href="Normal.dotm" xlink:type="simple"/>
    <meta:editing-cycles>2</meta:editing-cycles>
    <meta:editing-duration>PT1800S</meta:editing-duration>
    <meta:document-statistic meta:page-count="2" meta:paragraph-count="6" meta:word-count="490" meta:character-count="3281" meta:row-count="23" meta:non-whitespace-character-count="2797"/>
  </office:meta>
</office:document-meta>
</file>